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none"/>
    </style:style>
    <style:style style:name="Таблица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6.426cm" style:rel-column-width="24773*"/>
    </style:style>
    <style:style style:name="Таблица2.B" style:family="table-column">
      <style:table-column-properties style:column-width="10.573cm" style:rel-column-width="4076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 style:master-page-name="">
      <style:table-properties style:width="16.999cm" style:page-number="0" table:align="margins"/>
    </style:style>
    <style:style style:name="Таблица3.A" style:family="table-column">
      <style:table-column-properties style:column-width="4.057cm" style:rel-column-width="15640*"/>
    </style:style>
    <style:style style:name="Таблица3.B" style:family="table-column">
      <style:table-column-properties style:column-width="4.787cm" style:rel-column-width="18456*"/>
    </style:style>
    <style:style style:name="Таблица3.C" style:family="table-column">
      <style:table-column-properties style:column-width="3.78cm" style:rel-column-width="14573*"/>
    </style:style>
    <style:style style:name="Таблица3.D" style:family="table-column">
      <style:table-column-properties style:column-width="4.374cm" style:rel-column-width="16866*"/>
    </style:style>
    <style:style style:name="Таблица3.1" style:family="table-row">
      <style:table-row-properties style:min-row-height="7.509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style:font-name="Monaco" fo:font-size="12p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Monaco" fo:font-size="11pt" style:font-size-asian="11pt" style:font-size-complex="11pt"/>
    </style:style>
    <style:style style:name="P19" style:family="paragraph" style:parent-style-name="Standard">
      <style:paragraph-properties fo:margin-left="-0.025cm" fo:margin-right="0cm" fo:text-align="justify" style:justify-single-word="false" fo:text-indent="0.02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21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4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 style:parent-style-name="Standard">
      <style:paragraph-properties fo:margin-left="-0.025cm" fo:margin-right="0cm" fo:text-align="justify" style:justify-single-word="false" fo:text-indent="0.02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Monaco" fo:font-size="11pt" style:font-size-asian="11pt" style:font-size-complex="11pt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Monaco" fo:font-size="11pt" style:font-size-asian="11pt" style:font-size-complex="11pt"/>
    </style:style>
    <style:style style:name="T1" style:family="text">
      <style:text-properties style:font-name="TimesNewRomanPSMT" fo:font-size="12pt" fo:font-style="normal" fo:font-weight="bold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T2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3" style:family="text"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Министерство образования Республики Беларусь <text:s/></text:p>
      <text:p text:style-name="P4">Учреждение образования </text:p>
      <text:p text:style-name="P4">“Белорусский государственный университет <text:s/></text:p>
      <text:p text:style-name="P4">информатики <text:s/>и радиоэлектроники” <text:s/></text:p>
      <text:p text:style-name="P4"/>
      <text:p text:style-name="P4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2"/>
      <text:p text:style-name="P2"/>
      <text:p text:style-name="P2"><text:s/></text:p>
      <text:p text:style-name="P7">ОТЧЁТ </text:p>
      <text:p text:style-name="P1">по лабораторной работе</text:p>
      <text:p text:style-name="P1">по дисциплине <text:s/>«Нейронно-сетевые модели» </text:p>
      <text:p text:style-name="P12">на тему <text:s/></text:p>
      <text:p text:style-name="P10">«релаксационные нейронные сети» </text:p>
      <text:p text:style-name="P12"/>
      <text:p text:style-name="P1"/>
      <text:p text:style-name="P1"/>
      <text:p text:style-name="P3">Выполнил</text:p>
      <text:p text:style-name="P3">студенты группы</text:p>
      <text:p text:style-name="P3">521703 Сидоров И. С.</text:p>
      <text:p text:style-name="P3"/>
      <text:p text:style-name="P3">Проверил </text:p>
      <text:p text:style-name="P3">Ивашенко В. П.</text:p>
      <text:p text:style-name="P1">МИНСК</text:p>
      <text:p text:style-name="P1">2009</text:p>
      <text:p text:style-name="P11"/>
      <text:p text:style-name="P15"><text:span text:style-name="T5">Цель: </text:span><text:span text:style-name="T3">Ознакомиться, проанализировать и получить навыки реализации модели релаксационной нейронной сети для задачи распознавания образов.</text:span></text:p>
      <text:p text:style-name="P8"/>
      <text:p text:style-name="P6"><text:span text:style-name="T4">Задание: </text:span><text:span text:style-name="T1">Реализовать двунаправленную ассоциативную память.</text:span></text:p>
      <text:p text:style-name="P20"><text:tab/></text:p>
      <text:p text:style-name="P14">Ход работы:</text:p>
      <text:p text:style-name="P9"><text:tab/></text:p>
      <text:p text:style-name="P9"><text:tab/>Определим действия пользователя при работе с разработанной системой.</text:p>
      <text:list xml:id="list1941768654" text:style-name="L1">
        <text:list-item>
          <text:p text:style-name="P21">Пользователь определяет шаблоны, которые должны будут составлять набор входных данных для создания матрицы весовых коэффициентов.</text:p>
          <text:list>
            <text:list-item>
              <text:p text:style-name="P21">Для этого пользователь может выбирать файлы составленные в соответствии со следующими правилами:</text:p>
              <text:list>
                <text:list-item>
                  <text:p text:style-name="P21">файл должен содержать два массива значений состоящих из «0» и «1» массивы не должны быть разделены пробелами. Но могут быть разделены символами окончания строк;</text:p>
                </text:list-item>
                <text:list-item>
                  <text:p text:style-name="P21">массивы содержащие образы должны быть разделены пустыми строками;</text:p>
                </text:list-item>
                <text:list-item>
                  <text:p text:style-name="P21">использование символов «\r» не рекомендуется.</text:p>
                </text:list-item>
              </text:list>
            </text:list-item>
            <text:list-item>
              <text:p text:style-name="P21">Для каждого файла пользователь может выбрать его кратность с помощью дополнительного выбора этого же файла (т.е. выбрать два раза один и тот же файл);</text:p>
            </text:list-item>
            <text:list-item>
              <text:p text:style-name="P21">названия файлов выбранных шаблонов отображаются в специальном текстовом поле — отображающему всю работу сервера;</text:p>
            </text:list-item>
          </text:list>
        </text:list-item>
        <text:list-item>
          <text:p text:style-name="P21">Пользователь нажимает кнопку «Go» после чего выбирает файл с образцом который требуется найти в имеющихся шаблонах; приложение само определяет подходят ли загруженные шаблоны друг другу, подходит ли искомый образец к используемым шаблонам. После чего производит поиск соответственно алгоритму работы двунаправленной ассоциативной памяти.</text:p>
        </text:list-item>
        <text:list-item>
          <text:p text:style-name="P21">Результат поиска отображается в текстовом поле.</text:p>
        </text:list-item>
        <text:list-item>
          <text:p text:style-name="P21">Значения функции энергии на последнем шаге и количество шагов можно пронаблюдать в специально предназначенных интерфейсах пользователя.</text:p>
        </text:list-item>
      </text:list>
      <text:p text:style-name="P9"/>
      <text:p text:style-name="P9"><text:tab/>Опишем проводимые испытания.</text:p>
      <text:list xml:id="list1265832833" text:style-name="L2">
        <text:list-item>
          <text:p text:style-name="P24"><text:span text:style-name="T2">Тест описываемый в книге Роберта Каллана о взаимосвязи графического </text:span><text:soft-page-break/><text:span text:style-name="T2">представления изображений 3х5 и их бинарного представления.</text:span></text:p>
        </text:list-item>
      </text:list>
      <text:p text:style-name="P9">Таблица 1. Пример вводимых шаблонов в первом тест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Ключ поиска</text:p>
          </table:table-cell>
          <table:table-cell table:style-name="Таблица1.B1" office:value-type="string">
            <text:p text:style-name="P16">Сопоставляемое значение</text:p>
          </table:table-cell>
        </table:table-row>
        <table:table-row>
          <table:table-cell table:style-name="Таблица1.A2" office:value-type="string">
            <text:p text:style-name="P17">111</text:p>
            <text:p text:style-name="P17">001</text:p>
            <text:p text:style-name="P17">111</text:p>
            <text:p text:style-name="P17">100</text:p>
            <text:p text:style-name="P17">111</text:p>
          </table:table-cell>
          <table:table-cell table:style-name="Таблица1.B2" office:value-type="string">
            <text:p text:style-name="P16">«010»</text:p>
          </table:table-cell>
        </table:table-row>
      </table:table>
      <text:p text:style-name="P9"><text:tab/></text:p>
      <text:p text:style-name="P9"><text:tab/>Данный тест показал, что для значения представляющего цифру «0» при загруженных шаблонах «1», «2», «3». Система считает, что пользователь подаёт изменённый образ «2»-ки.</text:p>
      <text:p text:style-name="P9"><text:tab/>Что соответствует результату получаемому в книге Каллана.</text:p>
      <text:list xml:id="list729417446" text:continue-numbering="true" text:style-name="L2">
        <text:list-item>
          <text:p text:style-name="P23">Тест представляет собой связные пары значений цифр и их текстового представления.</text:p>
        </text:list-item>
      </text:list>
      <text:p text:style-name="P9">Таблица 2. Пример вводимых шаблонов во втором тест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Ключ поиска</text:p>
          </table:table-cell>
          <table:table-cell table:style-name="Таблица2.B1" office:value-type="string">
            <text:p text:style-name="P16">Сопоставляемое значение</text:p>
          </table:table-cell>
        </table:table-row>
        <table:table-row>
          <table:table-cell table:style-name="Таблица2.A2" office:value-type="string">
            <text:p text:style-name="P17">0011111100</text:p>
            <text:p text:style-name="P17">0111111110</text:p>
            <text:p text:style-name="P17">0000001110</text:p>
            <text:p text:style-name="P17">0001111100</text:p>
            <text:p text:style-name="P17">0011111000</text:p>
            <text:p text:style-name="P17">0000111100</text:p>
            <text:p text:style-name="P17">0000011111</text:p>
            <text:p text:style-name="P17">1111111111</text:p>
            <text:p text:style-name="P17">1111111110</text:p>
          </table:table-cell>
          <table:table-cell table:style-name="Таблица2.B2" office:value-type="string">
            <text:p text:style-name="P17">001111111100000111111000000110001100</text:p>
            <text:p text:style-name="P17">001111111100000110001100000110011100</text:p>
            <text:p text:style-name="P17">000001100000000110001100000110111100</text:p>
            <text:p text:style-name="P17">000001100000000111111000000111101100</text:p>
            <text:p text:style-name="P17">000001100000000110000000000111001100</text:p>
            <text:p text:style-name="P17">000001100000000110000000000110001100</text:p>
          </table:table-cell>
        </table:table-row>
      </table:table>
      <text:list xml:id="list2069082760" text:continue-numbering="true" text:style-name="L2">
        <text:list-item>
          <text:list>
            <text:list-header>
              <text:p text:style-name="P23"/>
            </text:list-header>
          </text:list>
        </text:list-item>
      </text:list>
      <text:p text:style-name="P25"><text:tab/>Данная система содержит 90 нейронов в левой части двунаправленной ассоциативной памяти и 210 нейронов в правой части двунаправленной ассоциативной памяти. Поэтому такая сеть способна хранить:</text:p>
      <text:p text:style-name="P25"><text:soft-page-break/><text:tab/>90/(2*log(90) =&gt; 6-7 <text:s/>образов.</text:p>
      <text:p text:style-name="P25"><text:tab/>Для данной сети мы задавали образы соответствующие цифрам «0», «1», «2», «3», «4», «5», «6».</text:p>
      <text:p text:style-name="P25"><text:tab/>В качестве тестируемых образцов мы использовали следующие изображения:</text:p>
      <text:p text:style-name="P25">Таблица 3. Пример образцов подаваемых в систему для второго теста и количество шагов для их решени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8">0001010000</text:p>
            <text:p text:style-name="P18">0011111100</text:p>
            <text:p text:style-name="P18">0110001110</text:p>
            <text:p text:style-name="P18">1100000110</text:p>
            <text:p text:style-name="P18">1100100111</text:p>
            <text:p text:style-name="P18">1100000111</text:p>
            <text:p text:style-name="P18">0110000111</text:p>
            <text:p text:style-name="P18">0110001100</text:p>
            <text:p text:style-name="P18">0011111100</text:p>
            <text:p text:style-name="P18">count: 2</text:p>
          </table:table-cell>
          <table:table-cell table:style-name="Таблица3.A1" office:value-type="string">
            <text:p text:style-name="P18">0001010000</text:p>
            <text:p text:style-name="P18">1011111100</text:p>
            <text:p text:style-name="P18">0110001111</text:p>
            <text:p text:style-name="P18">1100011111</text:p>
            <text:p text:style-name="P18">1100100111</text:p>
            <text:p text:style-name="P18">1101111111</text:p>
            <text:p text:style-name="P18">0110000111</text:p>
            <text:p text:style-name="P18">1110001100</text:p>
            <text:p text:style-name="P18">0011111100</text:p>
            <text:p text:style-name="P18">count: 2</text:p>
          </table:table-cell>
          <table:table-cell table:style-name="Таблица3.A1" office:value-type="string">
            <text:p text:style-name="P18">1100111110</text:p>
            <text:p text:style-name="P18">1111100111</text:p>
            <text:p text:style-name="P18">0000000111</text:p>
            <text:p text:style-name="P18">0011011110</text:p>
            <text:p text:style-name="P18">0011111100</text:p>
            <text:p text:style-name="P18">0100100100</text:p>
            <text:p text:style-name="P18">1101001000</text:p>
            <text:p text:style-name="P18">1101110111</text:p>
            <text:p text:style-name="P18">1111111111</text:p>
            <text:p text:style-name="P18">count: 5</text:p>
          </table:table-cell>
          <table:table-cell table:style-name="Таблица3.D1" office:value-type="string">
            <text:p text:style-name="P27">1100111110</text:p>
            <text:p text:style-name="P27">1011100111</text:p>
            <text:p text:style-name="P27">1100000111</text:p>
            <text:p text:style-name="P27">0011011110</text:p>
            <text:p text:style-name="P27">0011111100</text:p>
            <text:p text:style-name="P27">0100100100</text:p>
            <text:p text:style-name="P27">1101001000</text:p>
            <text:p text:style-name="P27">1101110111</text:p>
            <text:p text:style-name="P27">1011011111</text:p>
            <text:p text:style-name="P27">count: 5</text:p>
          </table:table-cell>
        </table:table-row>
        <table:table-row>
          <table:table-cell table:style-name="Таблица3.A2" office:value-type="string">
            <text:p text:style-name="P18">0110011100</text:p>
            <text:p text:style-name="P18">0110011000</text:p>
            <text:p text:style-name="P18">0110011000</text:p>
            <text:p text:style-name="P18">0110011100</text:p>
            <text:p text:style-name="P18">0110011000</text:p>
            <text:p text:style-name="P18">0001011011</text:p>
            <text:p text:style-name="P18">0001011000</text:p>
            <text:p text:style-name="P18">0011011110</text:p>
            <text:p text:style-name="P18">0000011000</text:p>
            <text:p text:style-name="P18">count: 2</text:p>
          </table:table-cell>
          <table:table-cell table:style-name="Таблица3.A2" office:value-type="string">
            <text:p text:style-name="P18">0110011000</text:p>
            <text:p text:style-name="P18">0110001000</text:p>
            <text:p text:style-name="P18">0111111000</text:p>
            <text:p text:style-name="P18">0110011000</text:p>
            <text:p text:style-name="P18">0111111000</text:p>
            <text:p text:style-name="P18">0000010100</text:p>
            <text:p text:style-name="P18">0000011000</text:p>
            <text:p text:style-name="P18">0111011000</text:p>
            <text:p text:style-name="P18">0011011000</text:p>
            <text:p text:style-name="P18">count: 2</text:p>
          </table:table-cell>
          <table:table-cell table:style-name="Таблица3.A2" office:value-type="string">
            <text:p text:style-name="P18">1111111111</text:p>
            <text:p text:style-name="P18">1110000011</text:p>
            <text:p text:style-name="P18">1100000000</text:p>
            <text:p text:style-name="P18">0011000000</text:p>
            <text:p text:style-name="P18">0011111110</text:p>
            <text:p text:style-name="P18">0011000110</text:p>
            <text:p text:style-name="P18">0000110011</text:p>
            <text:p text:style-name="P18">0110001110</text:p>
            <text:p text:style-name="P18">0011111100</text:p>
            <text:p text:style-name="P18">count: 2</text:p>
          </table:table-cell>
          <table:table-cell table:style-name="Таблица3.D2" office:value-type="string">
            <text:p text:style-name="P18"/>
          </table:table-cell>
        </table:table-row>
      </table:table>
      <text:p text:style-name="P25"/>
      <text:p text:style-name="P25"><text:tab/>Данные изображения получались в результате искажения задаваемых при тесте пар шаблонов.</text:p>
      <text:p text:style-name="P19"><text:span text:style-name="T2"><text:tab/>Для всех тестов система подобрала правильные результаты. При попытке увеличения количества хранимых пар в сети (была проделана попытка добавить </text:span><text:soft-page-break/><text:span text:style-name="T2">шаблон цифры «7») сеть нарушала возможности по хранению и переставала выдавать точные результаты. В качестве ответа она предоставляла некую «смесь» двух или более шаблонов к которым был близок подаваемый образец.</text:span></text:p>
      <text:p text:style-name="P9"><text:tab/>А также если подавать на вход шаблоны, изображения которых похожи друг на друга (между векторами характеризующими шаблон малое расстояние). То можно получить ошибки на этапе поиска образца. В виде смешанного ответа. Это можно описать тем, что входные вектора представляющие шаблоны далеки от ортогональных. А для данной системы использование ортогональных пар векторов при обучении является одной из главных особенностей системы.</text:p>
      <text:p text:style-name="P9"/>
      <text:p text:style-name="P13">Вывод:<text:tab/></text:p>
      <text:p text:style-name="P9"><text:tab/>В результате работы мы получили модель двунаправленной ассоциативной памяти, рассчитали ёмкость системы основываясь на входных данных. А также определили формат подходящих для обучения пар образцов и способы исправления не подходящих пар с помощью дополнительного коэффициента влияния пары при обучен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2-12T10:28:57</dc:date>
    <dc:creator>Ivan Sidarau</dc:creator>
    <meta:editing-duration>PT09H31M28S</meta:editing-duration>
    <meta:editing-cycles>131</meta:editing-cycles>
    <meta:generator>OpenOffice.org/3.1$Unix OpenOffice.org_project/310m19$Build-9420</meta:generator>
    <meta:document-statistic meta:table-count="3" meta:image-count="0" meta:object-count="0" meta:page-count="6" meta:paragraph-count="149" meta:word-count="665" meta:character-count="5333"/>
  </office:meta>
</office:document-meta>
</file>